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00cc00"/>
      <style:text-properties style:use-window-font-color="true"/>
    </style:style>
    <style:style style:name="ce6" style:family="table-cell" style:parent-style-name="Default" style:data-style-name="N107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17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3" table:default-cell-style-name="ce6"/>
        <table:table-column table:style-name="co3" table:default-cell-style-name="ce14"/>
        <table:table-column table:style-name="co10" table:default-cell-style-name="ce12"/>
        <table:table-column table:style-name="co11" table:default-cell-style-name="ce14"/>
        <table:table-column table:style-name="co3" table:default-cell-style-name="ce17"/>
        <table:table-column table:style-name="co3" table:default-cell-style-name="ce13"/>
        <table:table-column table:style-name="co3" table:default-cell-style-name="ce17"/>
        <table:table-row table:style-name="ro1">
          <table:table-cell office:value-type="string">
            <text:p>Aktie</text:p>
          </table:table-cell>
          <table:table-cell table:style-name="Default" office:value-type="string">
            <text:p>Teleko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8.68">
            <text:p>18,68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EUR" office:value="40.2717451240004">
            <text:p>40,27 €</text:p>
          </table:table-cell>
          <table:table-cell table:style-name="ce6" table:formula="of:=[.F2]-[.B3]/[.B4]" office:value-type="currency" office:currency="EUR" office:value="30.5890335315415">
            <text:p>30,59 €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8.278">
            <text:p>48,278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20]+[.G21]" office:value-type="currency" office:currency="EUR" office:value="28.4812742879211">
            <text:p>28,48 €</text:p>
          </table:table-cell>
          <table:table-cell table:formula="of:=[.F3]-[.B3]/[.B4]" office:value-type="currency" office:currency="EUR" office:value="18.7985626954622">
            <text:p>18,80 €</text:p>
          </table:table-cell>
          <table:table-cell table:style-name="ce12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8.4044380702255">
            <text:p>18,40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.986">
            <text:p>4,986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20]+[.J21]" office:value-type="currency" office:currency="EUR" office:value="14.7201803256584">
            <text:p>14,72 €</text:p>
          </table:table-cell>
          <table:table-cell table:style-name="ce15" table:formula="of:=[.F4]-[.B3]/[.B4]" office:value-type="currency" office:currency="EUR" office:value="5.03746873319949">
            <text:p>5,04 €</text:p>
          </table:table-cell>
          <table:table-cell table:style-name="ce16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.38">
            <text:p>1,38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Strong Buy</text:p>
          </table:table-cell>
          <table:table-cell table:style-name="ce5" office:value-type="float" office:value="4.94">
            <text:p>4,94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0.69">
            <text:p>0,69 €</text:p>
          </table:table-cell>
          <table:table-cell table:style-name="ce8"/>
          <table:table-cell table:formula="of:=[.B9]/(1+[.D2])^(1/4)" office:value-type="currency" office:currency="EUR" office:value="0.678427035453806">
            <text:p>0,68 €</text:p>
          </table:table-cell>
          <table:table-cell table:formula="of:=[.B5]/2" office:value-type="currency" office:currency="EUR" office:value="0.69">
            <text:p>0,69 €</text:p>
          </table:table-cell>
          <table:table-cell table:style-name="ce9"/>
          <table:table-cell table:formula="of:=[.E9]/(1+[.D3])^(1/4)" office:value-type="currency" office:currency="EUR" office:value="0.67606998638756">
            <text:p>0,68 €</text:p>
          </table:table-cell>
          <table:table-cell table:formula="of:=[.B5]/2" office:value-type="currency" office:currency="EUR" office:value="0.69">
            <text:p>0,69 €</text:p>
          </table:table-cell>
          <table:table-cell table:style-name="ce10"/>
          <table:table-cell table:formula="of:=[.H9]/(1+[.D4])^(1/4)" office:value-type="currency" office:currency="EUR" office:value="0.673753321876654">
            <text:p>0,6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EUR" office:value="1.3248">
            <text:p>1,32 €</text:p>
          </table:table-cell>
          <table:table-cell office:value-type="percentage" office:value="-0.04">
            <text:p>-4,00%</text:p>
          </table:table-cell>
          <table:table-cell table:formula="of:=[.B10]/(1+[.$D$2])^[.A10]" office:value-type="currency" office:currency="EUR" office:value="1.2381308411215">
            <text:p>1,24 €</text:p>
          </table:table-cell>
          <table:table-cell table:formula="of:=[.B5]*(1+[.F10])" office:value-type="currency" office:currency="EUR" office:value="1.2696">
            <text:p>1,27 €</text:p>
          </table:table-cell>
          <table:table-cell office:value-type="percentage" office:value="-0.08">
            <text:p>-8,00%</text:p>
          </table:table-cell>
          <table:table-cell table:formula="of:=[.E10]/(1+[.$D$3])^[.A10]" office:value-type="currency" office:currency="EUR" office:value="1.17013824884793">
            <text:p>1,17 €</text:p>
          </table:table-cell>
          <table:table-cell table:formula="of:=[.B5]*(1+[.I10])" office:value-type="currency" office:currency="EUR" office:value="1.173">
            <text:p>1,17 €</text:p>
          </table:table-cell>
          <table:table-cell office:value-type="percentage" office:value="-0.15">
            <text:p>-15,00%</text:p>
          </table:table-cell>
          <table:table-cell table:formula="of:=[.H10]/(1+[.$D$4])^[.A10]" office:value-type="currency" office:currency="EUR" office:value="1.06636363636364">
            <text:p>1,0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EUR" office:value="1.52352">
            <text:p>1,52 €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EUR" office:value="1.3307013712988">
            <text:p>1,33 €</text:p>
          </table:table-cell>
          <table:table-cell table:formula="of:=[.E10]*(1+[.F11])" office:value-type="currency" office:currency="EUR" office:value="1.421952">
            <text:p>1,42 €</text:p>
          </table:table-cell>
          <table:table-cell office:value-type="percentage" office:value="0.12">
            <text:p>12,00%</text:p>
          </table:table-cell>
          <table:table-cell table:formula="of:=[.E11]/(1+[.$D$3])^[.A11]" office:value-type="currency" office:currency="EUR" office:value="1.20788464397205">
            <text:p>1,21 €</text:p>
          </table:table-cell>
          <table:table-cell table:formula="of:=[.H10]*(1+[.I11])" office:value-type="currency" office:currency="EUR" office:value="1.19646">
            <text:p>1,20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0.988809917355372">
            <text:p>0,99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EUR" office:value="1.8586944">
            <text:p>1,86 €</text:p>
          </table:table-cell>
          <table:table-cell office:value-type="percentage" office:value="0.22">
            <text:p>22,00%</text:p>
          </table:table-cell>
          <table:table-cell table:formula="of:=[.B12]/(1+[.$D$2])^[.A12]" office:value-type="currency" office:currency="EUR" office:value="1.51724829250892">
            <text:p>1,52 €</text:p>
          </table:table-cell>
          <table:table-cell table:formula="of:=[.E11]*(1+[.F12])" office:value-type="currency" office:currency="EUR" office:value="1.69212288">
            <text:p>1,69 €</text:p>
          </table:table-cell>
          <table:table-cell office:value-type="percentage" office:value="0.19">
            <text:p>19,00%</text:p>
          </table:table-cell>
          <table:table-cell table:formula="of:=[.E12]/(1+[.$D$3])^[.A12]" office:value-type="currency" office:currency="EUR" office:value="1.32477670629193">
            <text:p>1,32 €</text:p>
          </table:table-cell>
          <table:table-cell table:formula="of:=[.H11]*(1+[.I12])" office:value-type="currency" office:currency="EUR" office:value="1.2084246">
            <text:p>1,21 €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EUR" office:value="0.907907287753568">
            <text:p>0,91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EUR" office:value="2.081737728">
            <text:p>2,08 €</text:p>
          </table:table-cell>
          <table:table-cell office:value-type="percentage" office:value="0.12">
            <text:p>12,00%</text:p>
          </table:table-cell>
          <table:table-cell table:formula="of:=[.B13]/(1+[.$D$2])^[.A13]" office:value-type="currency" office:currency="EUR" office:value="1.58814774542989">
            <text:p>1,59 €</text:p>
          </table:table-cell>
          <table:table-cell table:formula="of:=[.E12]*(1+[.F13])" office:value-type="currency" office:currency="EUR" office:value="1.8274927104">
            <text:p>1,83 €</text:p>
          </table:table-cell>
          <table:table-cell office:value-type="percentage" office:value="0.08">
            <text:p>8,00%</text:p>
          </table:table-cell>
          <table:table-cell table:formula="of:=[.E13]/(1+[.$D$3])^[.A13]" office:value-type="currency" office:currency="EUR" office:value="1.31867174451178">
            <text:p>1,32 €</text:p>
          </table:table-cell>
          <table:table-cell table:formula="of:=[.H12]*(1+[.I13])" office:value-type="currency" office:currency="EUR" office:value="1.2084246">
            <text:p>1,21 €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EUR" office:value="0.825370261594153">
            <text:p>0,83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EUR" office:value="2.31072887808">
            <text:p>2,31 €</text:p>
          </table:table-cell>
          <table:table-cell office:value-type="percentage" office:value="0.11">
            <text:p>11,00%</text:p>
          </table:table-cell>
          <table:table-cell table:formula="of:=[.B14]/(1+[.$D$2])^[.A14]" office:value-type="currency" office:currency="EUR" office:value="1.64751775460484">
            <text:p>1,65 €</text:p>
          </table:table-cell>
          <table:table-cell table:formula="of:=[.E13]*(1+[.F14])" office:value-type="currency" office:currency="EUR" office:value="1.955417200128">
            <text:p>1,96 €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EUR" office:value="1.30044125956461">
            <text:p>1,30 €</text:p>
          </table:table-cell>
          <table:table-cell table:formula="of:=[.H13]*(1+[.I14])" office:value-type="currency" office:currency="EUR" office:value="1.2084246">
            <text:p>1,21 €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EUR" office:value="0.75033660144923">
            <text:p>0,75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EUR" office:value="2.5186944771072">
            <text:p>2,52 €</text:p>
          </table:table-cell>
          <table:table-cell office:value-type="percentage" office:value="0.09">
            <text:p>9,00%</text:p>
          </table:table-cell>
          <table:table-cell table:formula="of:=[.B15]/(1+[.$D$2])^[.A15]" office:value-type="currency" office:currency="EUR" office:value="1.67831247898998">
            <text:p>1,68 €</text:p>
          </table:table-cell>
          <table:table-cell table:formula="of:=[.E14]*(1+[.F15])" office:value-type="currency" office:currency="EUR" office:value="2.07274223213568">
            <text:p>2,07 €</text:p>
          </table:table-cell>
          <table:table-cell office:value-type="percentage" office:value="0.06">
            <text:p>6,00%</text:p>
          </table:table-cell>
          <table:table-cell table:formula="of:=[.E15]/(1+[.$D$3])^[.A15]" office:value-type="currency" office:currency="EUR" office:value="1.27047717524285">
            <text:p>1,27 €</text:p>
          </table:table-cell>
          <table:table-cell table:formula="of:=[.H14]*(1+[.I15])" office:value-type="currency" office:currency="EUR" office:value="1.2084246">
            <text:p>1,21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0.682124183135664">
            <text:p>0,68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EUR" office:value="2.72019003527578">
            <text:p>2,72 €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EUR" office:value="1.69399764234503">
            <text:p>1,69 €</text:p>
          </table:table-cell>
          <table:table-cell table:formula="of:=[.E15]*(1+[.F16])" office:value-type="currency" office:currency="EUR" office:value="2.17637934374246">
            <text:p>2,18 €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EUR" office:value="1.2294940405576">
            <text:p>1,23 €</text:p>
          </table:table-cell>
          <table:table-cell table:formula="of:=[.H15]*(1+[.I16])" office:value-type="currency" office:currency="EUR" office:value="1.2084246">
            <text:p>1,21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0.620112893759694">
            <text:p>0,62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EUR" office:value="2.91060333774508">
            <text:p>2,91 €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EUR" office:value="1.69399764234503">
            <text:p>1,69 €</text:p>
          </table:table-cell>
          <table:table-cell table:formula="of:=[.E16]*(1+[.F17])" office:value-type="currency" office:currency="EUR" office:value="2.26343451749216">
            <text:p>2,26 €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EUR" office:value="1.17850120016581">
            <text:p>1,18 €</text:p>
          </table:table-cell>
          <table:table-cell table:formula="of:=[.H16]*(1+[.I17])" office:value-type="currency" office:currency="EUR" office:value="1.2084246">
            <text:p>1,21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0.563738994326994">
            <text:p>0,56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EUR" office:value="3.08523953800979">
            <text:p>3,09 €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EUR" office:value="1.67816588867825">
            <text:p>1,68 €</text:p>
          </table:table-cell>
          <table:table-cell table:formula="of:=[.E17]*(1+[.F18])" office:value-type="currency" office:currency="EUR" office:value="2.35397189819185">
            <text:p>2,35 €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EUR" office:value="1.12962327020501">
            <text:p>1,13 €</text:p>
          </table:table-cell>
          <table:table-cell table:formula="of:=[.H17]*(1+[.I18])" office:value-type="currency" office:currency="EUR" office:value="1.2084246">
            <text:p>1,21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0.512489994842722">
            <text:p>0,51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EUR" office:value="3.23950151491027">
            <text:p>3,24 €</text:p>
          </table:table-cell>
          <table:table-cell office:value-type="percentage" office:value="0.05">
            <text:p>5,00%</text:p>
          </table:table-cell>
          <table:table-cell table:formula="of:=[.B19]/(1+[.$D$2])^[.A19]" office:value-type="currency" office:currency="EUR" office:value="1.64679830197398">
            <text:p>1,65 €</text:p>
          </table:table-cell>
          <table:table-cell table:formula="of:=[.E18]*(1+[.F19])" office:value-type="currency" office:currency="EUR" office:value="2.44813077411952">
            <text:p>2,45 €</text:p>
          </table:table-cell>
          <table:table-cell office:value-type="percentage" office:value="0.04">
            <text:p>4,00%</text:p>
          </table:table-cell>
          <table:table-cell table:formula="of:=[.E19]/(1+[.$D$3])^[.A19]" office:value-type="currency" office:currency="EUR" office:value="1.08277253549605">
            <text:p>1,08 €</text:p>
          </table:table-cell>
          <table:table-cell table:formula="of:=[.H18]*(1+[.I19])" office:value-type="currency" office:currency="EUR" office:value="1.2084246">
            <text:p>1,21 €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EUR" office:value="0.465899995311566">
            <text:p>0,47 €</text:p>
          </table:table-cell>
        </table:table-row>
        <table:table-row table:style-name="ro1">
          <table:table-cell/>
          <table:table-cell table:style-name="ce7"/>
          <table:table-cell table:style-name="ce8"/>
          <table:table-cell table:formula="of:=SUM([.D9:.D19])" office:value-type="currency" office:currency="EUR" office:value="16.39144499475">
            <text:p>16,39 €</text:p>
          </table:table-cell>
          <table:table-cell/>
          <table:table-cell table:style-name="ce9"/>
          <table:table-cell table:formula="of:=SUM([.G9:.G19])" office:value-type="currency" office:currency="EUR" office:value="12.8888508112432">
            <text:p>12,89 €</text:p>
          </table:table-cell>
          <table:table-cell/>
          <table:table-cell table:style-name="ce10"/>
          <table:table-cell table:formula="of:=SUM([.J9:.J19])" office:value-type="currency" office:currency="EUR" office:value="8.05690708776925">
            <text:p>8,06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EUR" office:value="48.5925227236541">
            <text:p>48,59 €</text:p>
          </table:table-cell>
          <table:table-cell table:style-name="ce8"/>
          <table:table-cell table:formula="of:=[.B21]/(1+[.D2])^([.A19]+1/2)" office:value-type="currency" office:currency="EUR" office:value="23.8803001292503">
            <text:p>23,88 €</text:p>
          </table:table-cell>
          <table:table-cell table:formula="of:=[.E19]*[.D5]" office:value-type="currency" office:currency="EUR" office:value="36.7219616117929">
            <text:p>36,72 €</text:p>
          </table:table-cell>
          <table:table-cell table:style-name="ce9"/>
          <table:table-cell table:formula="of:=[.E21]/(1+[.D3])^([.A19]+1/2)" office:value-type="currency" office:currency="EUR" office:value="15.5924234766779">
            <text:p>15,59 €</text:p>
          </table:table-cell>
          <table:table-cell table:formula="of:=[.H19]*[.D5]" office:value-type="currency" office:currency="EUR" office:value="18.126369">
            <text:p>18,13 €</text:p>
          </table:table-cell>
          <table:table-cell table:style-name="ce10"/>
          <table:table-cell table:formula="of:=[.H21]/(1+[.D4])^([.A19]+1/2)" office:value-type="currency" office:currency="EUR" office:value="6.66327323788912">
            <text:p>6,6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8">28.08.2022</text:date>, <text:time>15:48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28T15:48:50.15</dc:date>
    <dc:creator>aaa </dc:creator>
    <meta:editing-duration>P3DT50M22S</meta:editing-duration>
    <meta:editing-cycles>53</meta:editing-cycles>
    <meta:generator>OpenOffice/4.1.5$Win32 OpenOffice.org_project/415m1$Build-9789</meta:generator>
    <meta:document-statistic meta:table-count="5" meta:cell-count="690" meta:object-count="0"/>
  </office:meta>
</office:document-meta>
</file>